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S QUINTANILLA, FL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02416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S QUINTANILLA, FL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02416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HICKE BAB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45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GEN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PAGO PROGRAMADO PARA EL JUEVES 30/0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00:27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